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style:text-underline-style="solid" style:text-underline-width="auto" style:text-underline-color="font-color" fo:font-weight="bold" officeooo:rsid="0012079d" officeooo:paragraph-rsid="0012079d" style:font-size-asian="14pt" style:font-weight-asian="bold" style:font-size-complex="14pt" style:font-weight-complex="bold"/>
    </style:style>
    <style:style style:name="P2" style:family="paragraph" style:parent-style-name="Preformatted_20_Text">
      <style:paragraph-properties fo:text-align="start" style:justify-single-word="false"/>
      <style:text-properties fo:font-size="11pt" style:text-underline-style="none" fo:font-weight="normal" officeooo:rsid="0012079d" officeooo:paragraph-rsid="0012079d" style:font-size-asian="9.60000038146973pt" style:font-weight-asian="normal" style:font-size-complex="11pt" style:font-weight-complex="normal"/>
    </style:style>
    <style:style style:name="P3" style:family="paragraph" style:parent-style-name="Preformatted_20_Text">
      <style:paragraph-properties fo:text-align="start" style:justify-single-word="false"/>
      <style:text-properties fo:font-size="11pt" style:text-underline-style="solid" style:text-underline-width="auto" style:text-underline-color="font-color" fo:font-weight="normal" officeooo:rsid="0012079d" officeooo:paragraph-rsid="0012079d" style:font-size-asian="9.60000038146973pt" style:font-weight-asian="normal" style:font-size-complex="11pt" style:font-weight-complex="normal"/>
    </style:style>
    <style:style style:name="T1" style:family="text">
      <style:text-properties officeooo:rsid="0012f2a5"/>
    </style:style>
    <style:style style:name="T2" style:family="text">
      <style:text-properties style:text-underline-style="solid" style:text-underline-width="auto" style:text-underline-color="font-color"/>
    </style:style>
    <style:style style:name="T3" style:family="text">
      <style:text-properties officeooo:rsid="00147eb0"/>
    </style:style>
    <style:style style:name="T4" style:family="text">
      <style:text-properties officeooo:rsid="0015aa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e génétique :</text:p>
      <text:p text:style-name="P1"/>
      <text:p text:style-name="P2">Choix d'implémentation :</text:p>
      <text:p text:style-name="P2"><text:tab/><text:span text:style-name="T1">Dans la population, un individu correspond à une configuration.</text:span></text:p>
      <text:p text:style-name="P2"/>
      <text:p text:style-name="P3">Selection :</text:p>
      <text:p text:style-name="P2"><text:tab/>Pour ce qui est de la sélection des parents qui vont engendrer les générations suivantes, je n'ai pas encore appliqué de stratégie particulière, je prend simplement les parents 2 à 2.</text:p>
      <text:p text:style-name="P2"/>
      <text:p text:style-name="P3">Croisement :</text:p>
      <text:p text:style-name="P2"><text:tab/>Les 2 parents (appelés père et mère) traités vont donner naissance à 2 enfants que l'on appellera fils et fille. On commence par s'intéresser au père : on récupère toutes les pièces qui ont moins de x erreurs (de 0 à 4 dans notre modélisation) <text:span text:style-name="T3">et on les place dans le fils. Les autres pièces du père vont dans la fille. Ensuite, on prend la mère et on ajoute au fils et à la fille les pièces qui leur manquent.</text:span></text:p>
      <text:p text:style-name="P2"/>
      <text:p text:style-name="P3">Mutation :</text:p>
      <text:p text:style-name="P2"><text:tab/><text:span text:style-name="T3">Pour tenter d'améliorer au maximum les enfants, on regarde si on obtient moins d'erreurs en appliquant des rotations à leurs pièces.</text:span></text:p>
      <text:p text:style-name="P2"/>
      <text:p text:style-name="P2"><text:span text:style-name="T2">Injection </text:span>:</text:p>
      <text:p text:style-name="P2"><text:tab/><text:span text:style-name="T4">Lors de la création de la nouvelle génération, on regarde si le fils est meilleur que le père. Si c'est le cas, le fils fera partie de la nouvelle génération, sinon, c'est la père. De même pour la mère et la f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2T15:57:14.608470186</dc:date>
    <meta:generator>LibreOffice/4.2.8.2$Linux_X86_64 LibreOffice_project/420m0$Build-2</meta:generator>
    <meta:editing-duration>PT21M47S</meta:editing-duration>
    <meta:editing-cycles>3</meta:editing-cycles>
    <meta:document-statistic meta:table-count="0" meta:image-count="0" meta:object-count="0" meta:page-count="1" meta:paragraph-count="11" meta:word-count="197" meta:character-count="1097" meta:non-whitespace-character-count="906"/>
  </office:meta>
</office:document-meta>
</file>